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officeooo:rsid="0011f582" officeooo:paragraph-rsid="0011f582" style:font-size-asian="10pt" style:font-size-complex="10pt"/>
    </style:style>
    <style:style style:name="T1" style:family="text">
      <style:text-properties officeooo:rsid="0012bd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awozdanie PAMSI projekt 4 gra</text:p>
      <text:p text:style-name="P1"/>
      <text:p text:style-name="P1">wprowadzenie<text:tab/></text:p>
      <text:p text:style-name="P1"/>
      <text:p text:style-name="P1"><text:tab/>celem tego projektu było napisanie algorytmu służacego do gry w zadana gre. Ż podanej listy wtbrałem grę kółko i krzyżyk</text:p>
      <text:p text:style-name="P1"/>
      <text:p text:style-name="P1">opis dzialania algorytmu</text:p>
      <text:p text:style-name="P1"/>
      <text:p text:style-name="P1"><text:tab/>Algorytm w swoim pierwszym ruchu stawia pionek na srodku planszy(jeżeli gracz zaczynał), lub w kącie planszy (jeżeli komputer zaczynał), w następnych ruchach sprawdza czy może wygrać jeżeli tak to stawia ponek i wygrywa, jeżeli nie to sprawdza czy gracz może wygrać w natępnym ruchu, jeżeli tak to blokuje gracza, jeżeli nie to stawia pionek tam, gdzie ma najwięcej swoich pionków aby jak najszybciej wygrać, jeżeli wystąpi sytuacja, gdzie gracz zablokował komputer tak, że nie ma on szans na wygraną wtedy komputer stawia swoj pionek w miejscu gdzie gracz ma najwięcej pionków w jednej linii, zaczynając od linii, w których gracz ma szanse ułożyć linię pełnej długości.</text:p>
      <text:p text:style-name="P1"><text:tab/>Wyszukiwanie miejsc na planszy gdzie gracz i komputer mają najwięcej pionków w linii zostało zrealizowanie dzieki tablicom playertab i computertab, które zbierają informacje o tym ile pionków znajduje się w poszczególnych wierszach, kolumnach i przekątnych, a natępnie sortuje <text:span text:style-name="T1">te </text:span>tablice.</text:p>
      <text:p text:style-name="P1"/>
      <text:p text:style-name="P1">Wnioski</text:p>
      <text:p text:style-name="P1"><text:tab/></text:p>
      <text:p text:style-name="P1"><text:tab/><text:span text:style-name="T1">Podczas normalnego testowania programu gra zawsze konczyła się remisem, jedynie w przypadku, gdzie pozwalałem komputerowi wygrać wygrywał. Jest to jak najbardziej zadowalający wynik, ponieważ gra w kółko i krzyżyk w warunkach, gdzie naprzeciwko sobie staje 2 graczy znających zasady gry, gra również okńczy się remis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7T19:09:07.062845884</meta:creation-date>
    <dc:date>2020-05-27T19:22:48.612761037</dc:date>
    <meta:editing-duration>PT3M31S</meta:editing-duration>
    <meta:editing-cycles>1</meta:editing-cycles>
    <meta:document-statistic meta:table-count="0" meta:image-count="0" meta:object-count="0" meta:page-count="1" meta:paragraph-count="9" meta:word-count="221" meta:character-count="1478" meta:non-whitespace-character-count="1259"/>
    <meta:generator>LibreOffice/6.4.3.2$Linux_X86_64 LibreOffice_project/40$Build-2</meta:generator>
  </office:meta>
</office:document-meta>
</file>